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0811095291702</text:p>
          </table:table-cell>
          <table:table-cell office:value-type="string" calcext:value-type="string">
            <text:p>2025-01-29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37096" calcext:value-type="float">
            <text:p>133.73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811095291702</text:p>
          </table:table-cell>
          <table:table-cell office:value-type="string" calcext:value-type="string">
            <text:p>2024-02-07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21928" calcext:value-type="float">
            <text:p>135.82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811095291702</text:p>
          </table:table-cell>
          <table:table-cell office:value-type="string" calcext:value-type="string">
            <text:p>2023-01-18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04664" calcext:value-type="float">
            <text:p>131.80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811095291702</text:p>
          </table:table-cell>
          <table:table-cell office:value-type="string" calcext:value-type="string">
            <text:p>2022-02-04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38744" calcext:value-type="float">
            <text:p>122.53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811095291702</text:p>
          </table:table-cell>
          <table:table-cell office:value-type="string" calcext:value-type="string">
            <text:p>2021-03-02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25056" calcext:value-type="float">
            <text:p>121.2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811095291702</text:p>
          </table:table-cell>
          <table:table-cell office:value-type="string" calcext:value-type="string">
            <text:p>2020-02-06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1856" calcext:value-type="float">
            <text:p>118.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811095291702</text:p>
          </table:table-cell>
          <table:table-cell office:value-type="string" calcext:value-type="string">
            <text:p>2019-02-13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17576" calcext:value-type="float">
            <text:p>114.7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811095291702</text:p>
          </table:table-cell>
          <table:table-cell office:value-type="string" calcext:value-type="string">
            <text:p>2018-02-07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5632" calcext:value-type="float">
            <text:p>122.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811095291702</text:p>
          </table:table-cell>
          <table:table-cell office:value-type="string" calcext:value-type="string">
            <text:p>2017-01-06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36008" calcext:value-type="float">
            <text:p>118.9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811095291702</text:p>
          </table:table-cell>
          <table:table-cell office:value-type="string" calcext:value-type="string">
            <text:p>2015-09-02 13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424" calcext:value-type="float">
            <text:p>148.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811095291702</text:p>
          </table:table-cell>
          <table:table-cell office:value-type="string" calcext:value-type="string">
            <text:p>2013-08-28 13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24" calcext:value-type="float">
            <text:p>153.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811095291702</text:p>
          </table:table-cell>
          <table:table-cell office:value-type="string" calcext:value-type="string">
            <text:p>2012-12-20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56" calcext:value-type="float">
            <text:p>143.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811095291702</text:p>
          </table:table-cell>
          <table:table-cell office:value-type="string" calcext:value-type="string">
            <text:p>2012-01-06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312" calcext:value-type="float">
            <text:p>135.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811095291702</text:p>
          </table:table-cell>
          <table:table-cell office:value-type="string" calcext:value-type="string">
            <text:p>2011-02-07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18832" calcext:value-type="float">
            <text:p>121.71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811095291702</text:p>
          </table:table-cell>
          <table:table-cell office:value-type="string" calcext:value-type="string">
            <text:p>2009-02-23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40752" calcext:value-type="float">
            <text:p>121.84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811095291702</text:p>
          </table:table-cell>
          <table:table-cell office:value-type="string" calcext:value-type="string">
            <text:p>2008-02-06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672" calcext:value-type="float">
            <text:p>118.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811095291702</text:p>
          </table:table-cell>
          <table:table-cell office:value-type="string" calcext:value-type="string">
            <text:p>2007-01-29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162" calcext:value-type="float">
            <text:p>129.6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811095291702</text:p>
          </table:table-cell>
          <table:table-cell office:value-type="string" calcext:value-type="string">
            <text:p>2006-02-13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32352" calcext:value-type="float">
            <text:p>130.8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811095291702</text:p>
          </table:table-cell>
          <table:table-cell office:value-type="string" calcext:value-type="string">
            <text:p>2005-02-15 14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448" calcext:value-type="float">
            <text:p>129.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811095291702</text:p>
          </table:table-cell>
          <table:table-cell office:value-type="string" calcext:value-type="string">
            <text:p>2004-01-14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68" calcext:value-type="float">
            <text:p>126.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811095291702</text:p>
          </table:table-cell>
          <table:table-cell office:value-type="string" calcext:value-type="string">
            <text:p>2003-01-14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3448" calcext:value-type="float">
            <text:p>125.1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811095291702</text:p>
          </table:table-cell>
          <table:table-cell office:value-type="string" calcext:value-type="string">
            <text:p>2002-02-25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2084" calcext:value-type="float">
            <text:p>121.0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811095291702</text:p>
          </table:table-cell>
          <table:table-cell office:value-type="string" calcext:value-type="string">
            <text:p>2001-02-08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5428" calcext:value-type="float">
            <text:p>114.25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811095291702</text:p>
          </table:table-cell>
          <table:table-cell office:value-type="string" calcext:value-type="string">
            <text:p>2000-01-19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811095291702</text:p>
          </table:table-cell>
          <table:table-cell office:value-type="string" calcext:value-type="string">
            <text:p>1999-0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5416" calcext:value-type="float">
            <text:p>97.43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811095291702</text:p>
          </table:table-cell>
          <table:table-cell office:value-type="string" calcext:value-type="string">
            <text:p>1998-0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46624" calcext:value-type="float">
            <text:p>94.14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811095291702</text:p>
          </table:table-cell>
          <table:table-cell office:value-type="string" calcext:value-type="string">
            <text:p>1997-0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84424" calcext:value-type="float">
            <text:p>91.7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811095291702</text:p>
          </table:table-cell>
          <table:table-cell office:value-type="string" calcext:value-type="string">
            <text:p>199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752" calcext:value-type="float">
            <text:p>90.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811095291702</text:p>
          </table:table-cell>
          <table:table-cell office:value-type="string" calcext:value-type="string">
            <text:p>1995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0992" calcext:value-type="float">
            <text:p>85.66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811095291702</text:p>
          </table:table-cell>
          <table:table-cell office:value-type="string" calcext:value-type="string">
            <text:p>1994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4824" calcext:value-type="float">
            <text:p>87.3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811095291702</text:p>
          </table:table-cell>
          <table:table-cell office:value-type="string" calcext:value-type="string">
            <text:p>1993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2224" calcext:value-type="float">
            <text:p>85.6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811095291702</text:p>
          </table:table-cell>
          <table:table-cell office:value-type="string" calcext:value-type="string">
            <text:p>1992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18" calcext:value-type="float">
            <text:p>86.7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811095291702</text:p>
          </table:table-cell>
          <table:table-cell office:value-type="string" calcext:value-type="string">
            <text:p>199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612" calcext:value-type="float">
            <text:p>83.2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811095291702</text:p>
          </table:table-cell>
          <table:table-cell office:value-type="string" calcext:value-type="string">
            <text:p>1990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644" calcext:value-type="float">
            <text:p>78.1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811095291702</text:p>
          </table:table-cell>
          <table:table-cell office:value-type="string" calcext:value-type="string">
            <text:p>1989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811095291702</text:p>
          </table:table-cell>
          <table:table-cell office:value-type="string" calcext:value-type="string">
            <text:p>1988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068" calcext:value-type="float">
            <text:p>70.21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811095291702</text:p>
          </table:table-cell>
          <table:table-cell office:value-type="string" calcext:value-type="string">
            <text:p>1968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1" meta:object-count="0"/>
    <meta:user-defined meta:name="AppVersion">3.0</meta:user-defined>
  </office:meta>
</office:document-meta>
</file>